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A4C2F4"/>
    </style:style>
    <style:style style:name="ce3" style:family="table-cell" style:parent-style-name="Default" style:data-style-name="N0">
      <style:table-cell-properties style:vertical-align="top" fo:wrap-option="wrap" fo:background-color="#FFFFFF"/>
    </style:style>
    <style:style style:name="ce4" style:family="table-cell" style:parent-style-name="Default" style:data-style-name="N0">
      <style:table-cell-properties style:vertical-align="top" fo:wrap-option="wrap"/>
    </style:style>
    <style:style style:name="T1" style:family="text" style:parent-style-name="Default">
      <style:text-properties fo:color="#0070C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7.76111111111111cm"/>
    </style:style>
    <style:style style:name="co3" style:family="table-column">
      <style:table-column-properties fo:break-before="auto" style:column-width="7.81402777777778cm"/>
    </style:style>
    <style:style style:name="co4" style:family="table-column">
      <style:table-column-properties fo:break-before="auto" style:column-width="6.54402777777778cm"/>
    </style:style>
    <style:style style:name="co5" style:family="table-column">
      <style:table-column-properties fo:break-before="auto" style:column-width="7.21430555555556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98pt" style:use-optimal-row-height="true" fo:break-before="auto"/>
    </style:style>
    <style:style style:name="ro4" style:family="table-row">
      <style:table-row-properties style:row-height="168pt" style:use-optimal-row-height="true" fo:break-before="auto"/>
    </style:style>
    <style:style style:name="ro5" style:family="table-row">
      <style:table-row-properties style:row-height="182pt" style:use-optimal-row-height="true" fo:break-before="auto"/>
    </style:style>
    <style:style style:name="ro6" style:family="table-row">
      <style:table-row-properties style:row-height="154pt" style:use-optimal-row-height="true" fo:break-before="auto"/>
    </style:style>
    <style:style style:name="ro7" style:family="table-row">
      <style:table-row-properties style:row-height="112pt" style:use-optimal-row-height="true" fo:break-before="auto"/>
    </style:style>
    <style:style style:name="ro8" style:family="table-row">
      <style:table-row-properties style:row-height="70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الورقة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2">
            <text:p>Design Requirement Description</text:p>
          </table:table-cell>
          <table:table-cell office:value-type="string" table:style-name="ce2">
            <text:p>Stimulus Generation</text:p>
          </table:table-cell>
          <table:table-cell office:value-type="string" table:style-name="ce2">
            <text:p>Functional coverage</text:p>
          </table:table-cell>
          <table:table-cell office:value-type="string" table:style-name="ce2">
            <text:p>Functionality Check</text:p>
          </table:table-cell>
          <table:table-cell table:number-columns-repeated="21" table:style-name="ce2"/>
          <table:table-cell table:number-columns-repeated="16358"/>
        </table:table-row>
        <table:table-row table:style-name="ro2">
          <table:table-cell office:value-type="string" table:style-name="ce3">
            <text:p>Reset</text:p>
          </table:table-cell>
          <table:table-cell office:value-type="string" table:style-name="ce4">
            <text:p>When the reset is asserted, the ALSU output should be low</text:p>
          </table:table-cell>
          <table:table-cell office:value-type="string" table:style-name="ce4">
            <text:p>Directed at the start of simulation then randomize with constraint to be off most of simulation time</text:p>
          </table:table-cell>
          <table:table-cell office:value-type="string" table:style-name="ce4">
            <text:p>-</text:p>
          </table:table-cell>
          <table:table-cell office:value-type="string" table:style-name="ce4">
            <text:p>Checker in the testbench to make sure that output is correct</text:p>
          </table:table-cell>
          <table:table-cell table:number-columns-repeated="21" table:style-name="ce4"/>
          <table:table-cell table:number-columns-repeated="16358"/>
        </table:table-row>
        <table:table-row table:style-name="ro3">
          <table:table-cell office:value-type="string" table:style-name="ce3">
            <text:p>ALSU_1</text:p>
          </table:table-cell>
          <table:table-cell office:value-type="string" table:style-name="ce4">
            <text:p>When the opcode is ADD applying addition with A,B and taking cin if parameter (FULL_ADDER =1), When opcode is MULT applying multiplication between A,B.</text:p>
            <text:p>Incase of invalid cases don’t occur</text:p>
            <text:p/>
          </table:table-cell>
          <table:table-cell office:value-type="string" table:style-name="ce4">
            <text:p>Randomization under constraint on A,B signals to take value of corner cases(MAXPOS , ZERO , MAXNEG) 80% of the time and other value = 20%</text:p>
          </table:table-cell>
          <table:table-cell office:value-type="string" table:style-name="ce4">
            <text:p>Cover corner cases(MAXPOS , ZERO , MAXNEG) and other value (default) for A,B .<text:s/><text:span text:style-name="T1">Cross coverage between A,ALU_opcode and B,ALU_opcode When the ALU is addition or multiplication, A and B should have taken corner cases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4">
          <table:table-cell office:value-type="string" table:style-name="ce3">
            <text:p>ALSU_2</text:p>
          </table:table-cell>
          <table:table-cell office:value-type="string" table:style-name="ce4">
            <text:p>When the opcode is OR, check if the red_op_A high output will be reduction operation of A.</text:p>
            <text:p>Else if the red_op_B high output will be reduction operation of B.</text:p>
            <text:p>Else if two are high give high priority according to parameter INPUT_PRIORITY.</text:p>
            <text:p>Else output will be bit wise OR between A,B.Incase of invalid cases don’t occur</text:p>
            <text:p/>
          </table:table-cell>
          <table:table-cell office:value-type="string" table:style-name="ce4">
            <text:p>Randomization under constraint when red_op_A is high , constraint the input A have one bit high in its 3 bits for 80% of the time and 0 for 20% while constraining the B bits to be low</text:p>
            <text:p>Else red_op_B is high,</text:p>
            <text:p>constraint the input B have one bit high in its 3 bits for 80% of the time and 0 for 20% while constraining the A bits to be low.</text:p>
            <text:p>when (red_op_A and red_op_B both high) give high for parameter INPUT_PRIORITY.</text:p>
            <text:p/>
          </table:table-cell>
          <table:table-cell office:value-type="string" table:style-name="ce4">
            <text:p>cover OR operation and cover walking ones for A,B .<text:s/><text:span text:style-name="T1">Cross coverage When the ALSU is OR and red_op_A is asserted, then A took all walking one patterns<text:s/></text:span></text:p>
            <text:p><text:span text:style-name="T1">(001, 010, and 100) while B is taking the value 0 <text:s text:c="38"/>and red_op_B is asserted, then B took all walking one patterns<text:s/></text:span></text:p>
            <text:p><text:span text:style-name="T1">(001, 010, and 100) while A is taking the value 0<text:s/>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5">
          <table:table-cell office:value-type="string" table:style-name="ce3">
            <text:p>ALSU_3</text:p>
          </table:table-cell>
          <table:table-cell office:value-type="string" table:style-name="ce4">
            <text:p>When the opcode is XOR, check if the red_op_A high output will be reduction operation of A.</text:p>
            <text:p>Else if the red_op_B high output will be reduction operation of B.</text:p>
            <text:p>Else if two are high give high priority according to parameter INPUT_PRIORITY.</text:p>
            <text:p>Else output will be bit wise XOR between A,B.</text:p>
            <text:p>Incase of invalid cases don’t occur</text:p>
            <text:p/>
          </table:table-cell>
          <table:table-cell office:value-type="string" table:style-name="ce4">
            <text:p>Randomization under constraint when red_op_A is high , constraint the input A have one bit high in its 3 bits for 80% of the time and 0 for 20% while constraining the B bits to be low</text:p>
            <text:p>Else red_op_B is high,</text:p>
            <text:p>constraint the input B have one bit high in its 3 bits for 80% of the time and 0 for 20% while constraining the A bits to be low.</text:p>
            <text:p>when (red_op_A and red_op_B both high) give high for parameter INPUT_PRIORITY.</text:p>
            <text:p/>
            <text:p/>
          </table:table-cell>
          <table:table-cell office:value-type="string" table:style-name="ce4">
            <text:p>cover XOR operation cover walking ones for A,B .<text:s/><text:span text:style-name="T1">Cross coverage When the ALSU is XOR and red_op_A is asserted, then A took all walking one patterns<text:s/></text:span></text:p>
            <text:p><text:span text:style-name="T1">(001, 010, and 100) while B is taking the value 0 <text:s text:c="38"/>and red_op_B is asserted, then B took all walking one patterns<text:s/></text:span></text:p>
            <text:p><text:span text:style-name="T1">(001, 010, and 100) while A is taking the value 0<text:s/>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6">
          <table:table-cell office:value-type="string" table:style-name="ce3">
            <text:p>ALSU_4</text:p>
          </table:table-cell>
          <table:table-cell office:value-type="string" table:style-name="ce4">
            <text:p>When Opcode bits are set to 110 or 111 or when red_op_A or red_op_B are set to high and the opcode is not OR or XOR operation.</text:p>
            <text:p>-leds should blinking .</text:p>
            <text:p>-out bits are set to low.</text:p>
            <text:p>In case of bypass_A or bypass_B are high then the output will take the value of A or B depending on the parameter INPUT_PRIORITY</text:p>
            <text:p/>
          </table:table-cell>
          <table:table-cell office:value-type="string" table:style-name="ce4">
            <text:p>Randomization under constraint for opcode to take valid case for 90% of time and 10 % for invalid case</text:p>
          </table:table-cell>
          <table:table-cell office:value-type="string" table:style-name="ce4">
            <text:p>cover illegel opcodes.<text:span text:style-name="T1"><text:s/>Cross coverage between reduction operation is activated while the opcode is not OR or XOR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7">
          <table:table-cell office:value-type="string" table:style-name="ce3">
            <text:p>ALSU_5</text:p>
          </table:table-cell>
          <table:table-cell office:value-type="string" table:style-name="ce4">
            <text:p>When bypass_A is high output will take value of registered A ignoring opcode.</text:p>
            <text:p>When bypass_B is high output will take value of registered B ignoring opcode.</text:p>
            <text:p>If both are high then the output will take the value of A or B depending on the parameter INPUT_PRIORITY</text:p>
            <text:p/>
          </table:table-cell>
          <table:table-cell office:value-type="string" table:style-name="ce4">
            <text:p>Randomization under constraint for <text:s/>bypass_A or bypass_B to be low for 90%of time .</text:p>
          </table:table-cell>
          <table:table-cell office:value-type="string" table:style-name="ce4">
            <text:p>-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8">
          <table:table-cell office:value-type="string" table:style-name="ce3">
            <text:p>ALSU_6</text:p>
          </table:table-cell>
          <table:table-cell office:value-type="string" table:style-name="ce4">
            <text:p>When opcode bits are set to100</text:p>
            <text:p>SHIFT output will be shifted by serial_in according to direction signal if high shifting left otherwise shifting right</text:p>
            <text:p/>
          </table:table-cell>
          <table:table-cell office:value-type="string" table:style-name="ce4">
            <text:p>Randomization without constraint</text:p>
          </table:table-cell>
          <table:table-cell office:value-type="string" table:style-name="ce4">
            <text:p>cover SHIFT .<text:s/><text:span text:style-name="T1">Cross coverage When the ALSU is shifting , then direction must take 0 or 1 . Cross coverage when the ALSU is shifting, then serial_in must take 0 or 1<text:s/>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8">
          <table:table-cell office:value-type="string" table:style-name="ce3">
            <text:p>ALSU_7</text:p>
          </table:table-cell>
          <table:table-cell office:value-type="string" table:style-name="ce4">
            <text:p>When opcode bits are set to101</text:p>
            <text:p>ROTATE output will be rotate by one according to direction signal if high rotation left otherwise rotation right</text:p>
            <text:p/>
          </table:table-cell>
          <table:table-cell office:value-type="string" table:style-name="ce4">
            <text:p>Randomization without constraint</text:p>
          </table:table-cell>
          <table:table-cell office:value-type="string" table:style-name="ce4">
            <text:p>cover ROTATE .<text:s/><text:span text:style-name="T1">Cross coverage When the ALSU is <text:s/>rotating, then direction must take 0 or 1<text:s/></text:span></text:p>
          </table:table-cell>
          <table:table-cell office:value-type="string" table:style-name="ce4">
            <text:p>Output check against golden_model.</text:p>
          </table:table-cell>
          <table:table-cell table:number-columns-repeated="21" table:style-name="ce4"/>
          <table:table-cell table:number-columns-repeated="16358"/>
        </table:table-row>
        <table:table-row table:style-name="ro8">
          <table:table-cell office:value-type="string" table:style-name="ce3">
            <text:p>ALSU_8</text:p>
          </table:table-cell>
          <table:table-cell office:value-type="string" table:style-name="ce4">
            <text:p>When opcode is valid only output should be calculate based on operation</text:p>
          </table:table-cell>
          <table:table-cell office:value-type="string" table:style-name="ce4">
            <text:p>Randomization under constraint to take only unique valid opcode every clock cycle</text:p>
          </table:table-cell>
          <table:table-cell office:value-type="string" table:style-name="ce4">
            <text:p>cover all opcodes and illegel bins for invalid and transtion bins to make shore each opcode doesn't come again only after other opcodes achieved</text:p>
          </table:table-cell>
          <table:table-cell table:number-columns-repeated="22" table:style-name="ce4"/>
          <table:table-cell table:number-columns-repeated="16358"/>
        </table:table-row>
        <table:table-row table:number-rows-repeated="990" table:style-name="ro1">
          <table:table-cell table:style-name="ce3"/>
          <table:table-cell table:number-columns-repeated="25" table:style-name="ce4"/>
          <table:table-cell table:number-columns-repeated="16358"/>
        </table:table-row>
        <table:table-row table:number-rows-repeated="1047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20812020101008</dc:creator>
    <dc:date>2025-04-19T23:27:36Z</dc:date>
  </office:meta>
</office:document-meta>
</file>